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5"/><text:span text:style-name="T2">Косте</text:span></text:p>
      <text:p text:style-name="P1"><text:span text:style-name="T1">Мне говорить об этом сложно и страшно</text:span></text:p>
      <text:p text:style-name="P1"><text:span text:style-name="T1">Но знаю: ради дружбы нашей</text:span></text:p>
      <text:p text:style-name="P1"><text:span text:style-name="T1">Я должна это сказать...</text:span></text:p>
      <text:p text:style-name="P1"><text:span text:style-name="T1">Костя, зачем ты опять</text:span></text:p>
      <text:p text:style-name="P1"><text:span text:style-name="T1">Уходишь не оставив о себе и слова?</text:span></text:p>
      <text:p text:style-name="P1"><text:span text:style-name="T1">Со страхом чувствую: снова и снова</text:span></text:p>
      <text:p text:style-name="P1"><text:span text:style-name="T1">Сердце мое разбивается в кровь</text:span></text:p>
      <text:p text:style-name="P1"><text:span text:style-name="T1">Прости, оно глупое, за любовь</text:span></text:p>
      <text:p text:style-name="P1"><text:span text:style-name="T1">За то, что счастлива</text:span></text:p>
      <text:p text:style-name="P1"><text:span text:style-name="T1">Когда рядом с вами.</text:span></text:p>
      <text:p text:style-name="P1"><text:span text:style-name="T1">Честное слово, не знаю </text:span></text:p>
      <text:p text:style-name="Standard"><text:span text:style-name="T3">Какими словами</text:span></text:p>
      <text:p text:style-name="Standard"><text:span text:style-name="T3">Можно выразить мои чувства!</text:span></text:p>
      <text:p text:style-name="Standard"><text:span text:style-name="T3">И снова мне до боли грустно</text:span></text:p>
      <text:p text:style-name="Standard"><text:span text:style-name="T3">Мне кажется, ты мне не веришь</text:span></text:p>
      <text:p text:style-name="Standard"><text:span text:style-name="T3">И в душу заветные двери</text:span></text:p>
      <text:p text:style-name="Standard"><text:span text:style-name="T3">Закрыты на крепкий чугунный замок</text:span></text:p>
      <text:p text:style-name="Standard"><text:span text:style-name="T3">Может и я еще тот вампиренок</text:span></text:p>
      <text:p text:style-name="Standard"><text:span text:style-name="T3">И слабый да никчемный человек.</text:span></text:p>
      <text:p text:style-name="Standard"><text:span text:style-name="T3">Прости меня за мои сны, </text:span></text:p>
      <text:p text:style-name="Standard"><text:span text:style-name="T3">За дурацкое чувство вины</text:span></text:p>
      <text:p text:style-name="Standard"><text:span text:style-name="T3">Что тяжелым камнем лежит пред тобою</text:span></text:p>
      <text:p text:style-name="Standard"><text:span text:style-name="T3">Мне не справиться одной с этой жуткой бедою...</text:span></text:p>
      <text:p text:style-name="Standard"><text:span text:style-name="T3">Я не знаю как понять и обьяснить</text:span></text:p>
      <text:p text:style-name="Standard"><text:span text:style-name="T3">Откуда взлась эта странная нить,</text:span></text:p>
      <text:p text:style-name="Standard"><text:span text:style-name="T3">Что крепко привязала нас друг к другу.</text:span></text:p>
      <text:p text:style-name="Standard"><text:span text:style-name="T3"/></text:p>
      <text:p text:style-name="Standard"><text:span text:style-name="T3">Явился ты, подобен чуду</text:span></text:p>
      <text:p text:style-name="Standard"><text:span text:style-name="T3">Во век за тебя Бога молить не забуду...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09-26T18:31:17.17</meta:creation-date>
    <meta:document-statistic meta:table-count="0" meta:image-count="0" meta:object-count="0" meta:page-count="1" meta:paragraph-count="29" meta:word-count="149" meta:character-count="872"/>
    <dc:date>2011-09-26T18:57:06.92</dc:date>
    <dc:creator>Елизавета Чижикова</dc:creator>
    <meta:editing-duration>PT00H08M26S</meta:editing-duration>
    <meta:editing-cycles>1</meta:editing-cycles>
    <meta:generator>OpenOffice.org/3.2$Win32 OpenOffice.org_project/320m12$Build-9483</meta:generator>
  </office:meta>
</office:document-meta>
</file>